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8.10 -->
  <office:font-face-decls>
    <style:font-face style:name="TimesNewRomanPSMT" svg:font-family="TimesNewRomanPSMT" style:font-family-generic="roman"/>
    <style:font-face style:name="Georgia" svg:font-family="Georgia"/>
    <style:font-face style:name="Verdana" svg:font-family="Verdana"/>
    <style:font-face style:name="Helvetica" svg:font-family="Helvetica" style:font-family-generic="swiss"/>
    <style:font-face style:name="Calibri" svg:font-family="Calibri"/>
    <style:font-face style:name="Cambria" svg:font-family="Cambria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Title" style:master-page-name="Standard"/>
    <style:style style:name="T1_1" style:family="text">
      <style:text-properties style:font-name="TimesNewRomanPSMT" style:font-name-complex="TimesNewRomanPSMT" style:font-size-complex="12pt"/>
    </style:style>
    <style:style style:name="T1_2" style:family="text">
      <style:text-properties style:font-name="TimesNewRomanPSMT" style:font-name-complex="TimesNewRomanPSMT" style:font-size-complex="12pt"/>
    </style:style>
    <style:style style:name="P2" style:family="paragraph" style:parent-style-name="Subtitle"/>
    <style:style style:name="T2_1" style:family="text">
      <style:text-properties style:font-name="TimesNewRomanPSMT" style:font-name-complex="TimesNewRomanPSMT" style:font-size-complex="12pt" fo:font-weight="normal" style:font-weight-asian="normal"/>
    </style:style>
    <style:style style:name="P3" style:family="paragraph" style:parent-style-name="Normal">
      <style:paragraph-properties fo:text-align="center" fo:margin-top="0.106cm" fo:margin-bottom="0.212cm"/>
    </style:style>
    <style:style style:name="T3_1" style:family="text">
      <style:text-properties fo:color="#000000" style:font-name="TimesNewRomanPSMT" fo:font-size="11pt" style:font-size-asian="11pt" style:font-name-complex="TimesNewRomanPSMT" style:font-size-complex="12pt" fo:font-weight="normal" style:font-weight-asian="normal"/>
    </style:style>
    <style:style style:name="P4" style:family="paragraph" style:parent-style-name="Normal">
      <style:paragraph-properties fo:text-align="center" fo:margin-top="0.106cm" fo:margin-bottom="0.212cm"/>
    </style:style>
    <style:style style:name="T4_1" style:family="text">
      <style:text-properties fo:color="#000000" style:font-name="TimesNewRomanPSMT" fo:font-size="11pt" style:font-size-asian="11pt" style:font-name-complex="TimesNewRomanPSMT" style:font-size-complex="12pt" fo:font-weight="normal" style:font-weight-asian="normal"/>
    </style:style>
    <style:style style:name="P5" style:family="paragraph" style:parent-style-name="Normal">
      <style:paragraph-properties fo:text-align="center" fo:margin-top="0.106cm" fo:margin-bottom="0.212cm"/>
      <style:text-properties fo:color="#000000" style:font-name="TimesNewRomanPSMT" fo:font-size="11pt" style:font-size-asian="11pt" style:font-name-complex="TimesNewRomanPSMT" style:font-size-complex="12pt" fo:font-weight="normal" style:font-weight-asian="normal"/>
    </style:style>
    <style:style style:name="P6" style:family="paragraph" style:parent-style-name="Normal">
      <style:paragraph-properties fo:text-align="center"/>
      <style:text-properties fo:color="#000000" style:font-name="TimesNewRomanPSMT" fo:font-size="11pt" style:font-size-asian="11pt" style:font-name-complex="TimesNewRomanPSMT" style:font-size-complex="12pt" fo:font-weight="normal" style:font-weight-asian="normal"/>
    </style:style>
    <style:style style:name="P7" style:family="paragraph" style:parent-style-name="Normal">
      <style:paragraph-properties fo:text-align="center" fo:text-indent="0.635cm" fo:line-height="150%">
        <style:tab-stops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1.905cm"/>
          <style:tab-stop style:type="left" style:leader-style="none" style:position="2.54cm"/>
          <style:tab-stop style:type="left" style:leader-style="none" style:position="3.175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_1" style:family="text">
      <style:text-properties fo:color="#000000" style:font-name="TimesNewRomanPSMT" fo:font-size="12pt" style:font-size-asian="12pt" style:font-name-complex="TimesNewRomanPSMT" style:font-size-complex="12pt" fo:font-weight="bold" style:font-weight-asian="bold"/>
    </style:style>
    <style:style style:name="P8" style:family="paragraph" style:parent-style-name="Normal">
      <style:paragraph-properties fo:text-align="center" fo:text-indent="0.635cm" fo:line-height="150%">
        <style:tab-stops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1.905cm"/>
          <style:tab-stop style:type="left" style:leader-style="none" style:position="2.54cm"/>
          <style:tab-stop style:type="left" style:leader-style="none" style:position="3.175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color="#000000" style:font-name="TimesNewRomanPSMT" fo:font-size="12pt" style:font-size-asian="12pt" style:font-name-complex="TimesNewRomanPSMT" style:font-size-complex="12pt" fo:font-weight="bold" style:font-weight-asian="bold"/>
    </style:style>
    <style:style style:name="P9" style:family="paragraph" style:parent-style-name="Normal">
      <style:paragraph-properties fo:text-align="center" fo:text-indent="0.635cm" fo:line-height="150%">
        <style:tab-stops>
          <style:tab-stop style:type="left" style:leader-style="none" style:position="0.635cm"/>
          <style:tab-stop style:type="left" style:leader-style="none" style:position="1.27cm"/>
          <style:tab-stop style:type="left" style:leader-style="none" style:position="1.905cm"/>
          <style:tab-stop style:type="left" style:leader-style="none" style:position="2.54cm"/>
          <style:tab-stop style:type="left" style:leader-style="none" style:position="3.175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color="#000000" style:font-name="TimesNewRomanPSMT" fo:font-size="12pt" style:font-size-asian="12pt" style:font-name-complex="TimesNewRomanPSMT" style:font-size-complex="12pt" fo:font-weight="normal" style:font-weight-asian="normal"/>
    </style:style>
    <style:style style:name="P10" style:family="paragraph" style:parent-style-name="Normal">
      <style:paragraph-properties fo:text-align="justify" fo:line-height="120%" fo:margin-bottom="0.212cm">
        <style:tab-stops>
          <style:tab-stop style:type="right" style:leader-style="none" style:position="16.51cm"/>
        </style:tab-stops>
      </style:paragraph-properties>
    </style:style>
    <style:style style:name="T10_1" style:family="text">
      <style:text-properties fo:color="#000000" style:font-name="TimesNewRomanPSMT" fo:font-size="12pt" style:font-size-asian="12pt" style:font-name-complex="TimesNewRomanPSMT" style:font-size-complex="12pt" fo:font-weight="normal" style:font-weight-asian="normal"/>
    </style:style>
    <style:style style:name="T10_2" style:family="text">
      <style:text-properties fo:color="#000000" style:font-name="Georgia" fo:font-size="11pt" style:font-size-asian="11pt" style:font-name-complex="Georgia" style:font-size-complex="12pt" fo:font-weight="normal" style:font-weight-asian="normal"/>
    </style:style>
    <style:style style:name="T10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0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1" style:family="paragraph" style:parent-style-name="Normal">
      <style:paragraph-properties fo:text-align="justify" fo:line-height="120%" fo:margin-bottom="0.212cm" fo:margin-left="1.27cm">
        <style:tab-stops>
          <style:tab-stop style:type="right" style:leader-style="none" style:position="15.24cm"/>
        </style:tab-stops>
      </style:paragraph-properties>
    </style:style>
    <style:style style:name="T11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1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1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1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2" style:family="paragraph" style:parent-style-name="Normal">
      <style:paragraph-properties fo:text-align="justify" fo:line-height="120%" fo:margin-bottom="0.212cm" fo:margin-left="2.54cm">
        <style:tab-stops>
          <style:tab-stop style:type="right" style:leader-style="none" style:position="13.97cm"/>
        </style:tab-stops>
      </style:paragraph-properties>
    </style:style>
    <style:style style:name="T12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2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2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2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3" style:family="paragraph" style:parent-style-name="Normal">
      <style:paragraph-properties fo:text-align="justify" fo:line-height="120%" fo:margin-bottom="0.212cm" fo:margin-left="1.27cm">
        <style:tab-stops>
          <style:tab-stop style:type="right" style:leader-style="none" style:position="15.24cm"/>
        </style:tab-stops>
      </style:paragraph-properties>
    </style:style>
    <style:style style:name="T13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3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3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3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4" style:family="paragraph" style:parent-style-name="Normal">
      <style:paragraph-properties fo:text-align="justify" fo:line-height="120%" fo:margin-bottom="0.212cm" fo:margin-left="2.54cm">
        <style:tab-stops>
          <style:tab-stop style:type="right" style:leader-style="none" style:position="13.97cm"/>
        </style:tab-stops>
      </style:paragraph-properties>
    </style:style>
    <style:style style:name="T14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4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4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4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5" style:family="paragraph" style:parent-style-name="Normal">
      <style:paragraph-properties fo:text-align="justify" fo:line-height="120%" fo:margin-bottom="0.212cm" fo:margin-left="3.81cm">
        <style:tab-stops>
          <style:tab-stop style:type="right" style:leader-style="none" style:position="12.7cm"/>
        </style:tab-stops>
      </style:paragraph-properties>
    </style:style>
    <style:style style:name="T15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5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5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5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6" style:family="paragraph" style:parent-style-name="Normal">
      <style:paragraph-properties fo:text-align="justify" fo:line-height="120%" fo:margin-bottom="0.212cm" fo:margin-left="3.81cm">
        <style:tab-stops>
          <style:tab-stop style:type="right" style:leader-style="none" style:position="12.7cm"/>
        </style:tab-stops>
      </style:paragraph-properties>
    </style:style>
    <style:style style:name="T16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6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6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6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7" style:family="paragraph" style:parent-style-name="Normal">
      <style:paragraph-properties fo:text-align="justify" fo:line-height="120%" fo:margin-bottom="0.212cm" fo:margin-left="2.54cm">
        <style:tab-stops>
          <style:tab-stop style:type="right" style:leader-style="none" style:position="13.97cm"/>
        </style:tab-stops>
      </style:paragraph-properties>
    </style:style>
    <style:style style:name="T17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7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7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7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18" style:family="paragraph" style:parent-style-name="Normal">
      <style:paragraph-properties fo:text-align="justify" fo:line-height="120%" fo:margin-bottom="0.212cm" fo:margin-left="3.81cm">
        <style:tab-stops>
          <style:tab-stop style:type="right" style:leader-style="none" style:position="12.7cm"/>
        </style:tab-stops>
      </style:paragraph-properties>
    </style:style>
    <style:style style:name="T18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8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8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19" style:family="paragraph" style:parent-style-name="Normal">
      <style:paragraph-properties fo:text-align="justify" fo:line-height="120%" fo:margin-bottom="0.212cm" fo:margin-left="3.81cm">
        <style:tab-stops>
          <style:tab-stop style:type="right" style:leader-style="none" style:position="12.7cm"/>
        </style:tab-stops>
      </style:paragraph-properties>
    </style:style>
    <style:style style:name="T19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9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19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19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20" style:family="paragraph" style:parent-style-name="Normal">
      <style:paragraph-properties fo:text-align="justify" fo:line-height="120%" fo:margin-bottom="0.212cm" fo:margin-left="3.81cm">
        <style:tab-stops>
          <style:tab-stop style:type="right" style:leader-style="none" style:position="12.7cm"/>
        </style:tab-stops>
      </style:paragraph-properties>
    </style:style>
    <style:style style:name="T20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0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0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20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21" style:family="paragraph" style:parent-style-name="Normal">
      <style:paragraph-properties fo:text-align="justify" fo:line-height="120%" fo:margin-bottom="0.212cm" fo:margin-left="2.54cm">
        <style:tab-stops>
          <style:tab-stop style:type="right" style:leader-style="none" style:position="13.97cm"/>
        </style:tab-stops>
      </style:paragraph-properties>
    </style:style>
    <style:style style:name="T21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1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1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21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22" style:family="paragraph" style:parent-style-name="Normal">
      <style:paragraph-properties fo:text-align="justify" fo:line-height="120%" fo:margin-bottom="0.212cm">
        <style:tab-stops>
          <style:tab-stop style:type="right" style:leader-style="none" style:position="16.51cm"/>
        </style:tab-stops>
      </style:paragraph-properties>
    </style:style>
    <style:style style:name="T22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2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2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22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23" style:family="paragraph" style:parent-style-name="Normal">
      <style:paragraph-properties fo:text-align="justify" fo:line-height="120%" fo:margin-bottom="0.212cm">
        <style:tab-stops>
          <style:tab-stop style:type="right" style:leader-style="none" style:position="16.51cm"/>
        </style:tab-stops>
      </style:paragraph-properties>
    </style:style>
    <style:style style:name="T23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3_2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3_3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T23_4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dotted" style:text-underline-color="font-color"/>
    </style:style>
    <style:style style:name="P24" style:family="paragraph" style:parent-style-name="Normal">
      <style:paragraph-properties fo:text-align="justify" fo:line-height="120%">
        <style:tab-stops>
          <style:tab-stop style:type="right" style:leader-style="none" style:position="16.51cm"/>
        </style:tab-stops>
      </style:paragraph-properties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25" style:family="paragraph" style:parent-style-name="Normal">
      <style:paragraph-properties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_1" style:family="text">
      <style:text-properties fo:color="#000000" style:font-name="Verdana" fo:font-size="14pt" style:font-size-asian="14pt" style:font-name-complex="Verdana" style:font-size-complex="12pt" fo:font-weight="bold" style:font-weight-asian="bold" style:text-underline-style="none"/>
    </style:style>
    <style:style style:name="S2" style:family="section" style:master-page-name="MasterPage1">
      <style:section-properties text:dont-balance-text-columns="false">
        <style:columns fo:column-count="0" fo:column-gap="1.27cm"/>
      </style:section-properties>
    </style:style>
    <style:style style:name="P26" style:family="paragraph" style:parent-style-name="Normal" style:master-page-name="MasterPage1">
      <style:paragraph-properties fo:text-indent="1.27cm"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_1" style:family="text">
      <style:text-properties fo:color="#000000" style:font-name="Verdana" fo:font-size="12pt" style:font-size-asian="12pt" style:font-name-complex="Verdana" style:font-size-complex="12pt" fo:font-weight="bold" style:font-weight-asian="bold" style:text-underline-style="none"/>
    </style:style>
    <style:style style:name="P27" style:family="paragraph" style:parent-style-name="Normal">
      <style:paragraph-properties fo:text-indent="1.2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color="#000000" style:font-name="Verdana" fo:font-size="12pt" style:font-size-asian="12pt" style:font-name-complex="Verdana" style:font-size-complex="12pt" fo:font-weight="normal" style:font-weight-asian="normal" style:text-underline-style="none"/>
    </style:style>
    <style:style style:name="P28" style:family="paragraph" style:parent-style-name="Normal">
      <style:paragraph-properties fo:text-align="justify" fo:line-height="120%" fo:margin-bottom="0.212cm">
        <style:tab-stops>
          <style:tab-stop style:type="left" style:leader-style="none" style:position="1.27cm"/>
        </style:tab-stops>
      </style:paragraph-properties>
    </style:style>
    <style:style style:name="T28_1" style:family="text">
      <style:text-properties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8_2" style:family="text" style:parent-style-name="Normal">
      <style:text-properties style:text-position="super 58%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29" style:family="paragraph" style:parent-style-name="Footnote">
      <style:paragraph-properties fo:text-align="justify"/>
    </style:style>
    <style:style style:name="T29_1" style:family="text">
      <style:text-properties style:font-name="TimesNewRomanPSMT" fo:font-size="12pt" style:font-size-asian="12pt" style:font-name-complex="TimesNewRomanPSMT" style:font-size-complex="12pt"/>
    </style:style>
    <style:style style:name="T29_2" style:family="text">
      <style:text-properties fo:font-style="normal" style:font-style-asian="normal" style:font-name="Georgia" fo:font-size="11pt" style:font-size-asian="11pt" style:font-name-complex="Georgia" style:font-size-complex="12pt" fo:font-weight="normal" style:font-weight-asian="normal" style:text-underline-style="solid" style:text-underline-color="font-color"/>
    </style:style>
    <style:style style:name="T29_3" style:family="text" style:parent-style-name="Internet_20_link">
      <style:text-properties fo:font-style="normal" style:font-style-asian="normal" fo:color="#0000ff" style:font-name="Georgia" fo:font-size="11pt" style:font-size-asian="11pt" style:font-name-complex="Georgia" style:font-size-complex="12pt" fo:font-weight="normal" style:font-weight-asian="normal" style:text-underline-style="solid" style:text-underline-color="font-color"/>
    </style:style>
    <style:style style:name="T29_4" style:family="text">
      <style:text-properties style:text-position="super 58%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29_5" style:family="text" style:parent-style-name="Normal">
      <style:text-properties style:text-position="super 58%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30" style:family="paragraph" style:parent-style-name="Footnote">
      <style:paragraph-properties fo:text-align="justify"/>
    </style:style>
    <style:style style:name="T30_1" style:family="text">
      <style:text-properties style:font-name="TimesNewRomanPSMT" fo:font-size="12pt" style:font-size-asian="12pt" style:font-name-complex="TimesNewRomanPSMT" style:font-size-complex="12pt"/>
    </style:style>
    <style:style style:name="T30_2" style:family="text">
      <style:text-properties fo:font-style="normal" style:font-style-asian="normal" style:font-name="Georgia" fo:font-size="11pt" style:font-size-asian="11pt" style:font-name-complex="Georgia" style:font-size-complex="12pt" fo:font-weight="normal" style:font-weight-asian="normal" style:text-underline-style="solid" style:text-underline-color="font-color"/>
    </style:style>
    <style:style style:name="T30_3" style:family="text" style:parent-style-name="Internet_20_link">
      <style:text-properties fo:font-style="normal" style:font-style-asian="normal" fo:color="#0000ff" style:font-name="Georgia" fo:font-size="11pt" style:font-size-asian="11pt" style:font-name-complex="Georgia" style:font-size-complex="12pt" fo:font-weight="normal" style:font-weight-asian="normal" style:text-underline-style="solid" style:text-underline-color="font-color"/>
    </style:style>
    <style:style style:name="T30_4" style:family="text">
      <style:text-properties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31" style:family="paragraph" style:parent-style-name="Normal">
      <style:paragraph-properties fo:text-align="justify" fo:line-height="110%" fo:margin-bottom="0.212cm">
        <style:tab-stops>
          <style:tab-stop style:type="left" style:leader-style="none" style:position="1.27cm"/>
        </style:tab-stops>
      </style:paragraph-properties>
    </style:style>
    <style:style style:name="T31_1" style:family="text">
      <style:text-properties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31_2" style:family="text" style:parent-style-name="Normal">
      <style:text-properties style:text-position="super 58%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32" style:family="paragraph" style:parent-style-name="Footnote">
      <style:paragraph-properties fo:text-align="justify"/>
    </style:style>
    <style:style style:name="T32_1" style:family="text">
      <style:text-properties style:font-name="TimesNewRomanPSMT" fo:font-size="12pt" style:font-size-asian="12pt" style:font-name-complex="TimesNewRomanPSMT" style:font-size-complex="12pt"/>
    </style:style>
    <style:style style:name="T32_2" style:family="text">
      <style:text-properties fo:font-style="normal" style:font-style-asian="normal" style:font-name="Georgia" fo:font-size="11pt" style:font-size-asian="11pt" style:font-name-complex="Georgia" style:font-size-complex="12pt" fo:font-weight="normal" style:font-weight-asian="normal" style:text-underline-style="solid" style:text-underline-color="font-color"/>
    </style:style>
    <style:style style:name="T32_3" style:family="text" style:parent-style-name="Internet_20_link">
      <style:text-properties fo:font-style="normal" style:font-style-asian="normal" fo:color="#0000ff" style:font-name="Georgia" fo:font-size="11pt" style:font-size-asian="11pt" style:font-name-complex="Georgia" style:font-size-complex="12pt" fo:font-weight="normal" style:font-weight-asian="normal" style:text-underline-style="solid" style:text-underline-color="font-color"/>
    </style:style>
    <style:style style:name="T32_4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32_5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T32_6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/>
    </style:style>
    <style:style style:name="P33" style:family="paragraph" style:parent-style-name="Normal">
      <style:paragraph-properties fo:text-align="justify" fo:line-height="110%" fo:margin-bottom="0.212cm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34" style:family="paragraph" style:parent-style-name="Normal">
      <style:paragraph-properties fo:text-align="justify" fo:line-height="11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35" style:family="paragraph" style:parent-style-name="Normal">
      <style:paragraph-properties fo:text-indent="1.27cm"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_1" style:family="text"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bold" style:font-weight-asian="bold" style:text-underline-style="none" style:letter-kerning="true"/>
    </style:style>
    <style:style style:name="P36" style:family="paragraph" style:parent-style-name="Normal">
      <style:paragraph-properties fo:text-indent="1.2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normal" style:font-weight-asian="normal" style:text-underline-style="none" style:letter-kerning="true"/>
    </style:style>
    <style:style style:name="P37" style:family="paragraph" style:parent-style-name="Normal">
      <style:paragraph-properties fo:text-align="justify" fo:line-height="120%" fo:margin-bottom="0.212cm">
        <style:tab-stops>
          <style:tab-stop style:type="left" style:leader-style="none" style:position="1.27cm"/>
        </style:tab-stops>
      </style:paragraph-properties>
    </style:style>
    <style:style style:name="T37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T37_2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38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39" style:family="paragraph" style:parent-style-name="Normal">
      <style:paragraph-properties fo:text-indent="1.27cm"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bold" style:font-weight-asian="bold" style:text-underline-style="none" style:letter-kerning="true"/>
    </style:style>
    <style:style style:name="P40" style:family="paragraph" style:parent-style-name="Normal">
      <style:paragraph-properties fo:text-indent="1.2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normal" style:font-weight-asian="normal" style:text-underline-style="none" style:letter-kerning="true"/>
    </style:style>
    <style:style style:name="P41" style:family="paragraph" style:parent-style-name="Normal">
      <style:paragraph-properties fo:text-align="justify" fo:line-height="120%" fo:margin-bottom="0.212cm">
        <style:tab-stops>
          <style:tab-stop style:type="left" style:leader-style="none" style:position="1.27cm"/>
        </style:tab-stops>
      </style:paragraph-properties>
    </style:style>
    <style:style style:name="T41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T41_2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T41_3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T41_4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42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4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bold" style:font-weight-asian="bold" style:text-underline-style="none" style:letter-kerning="true"/>
    </style:style>
    <style:style style:name="T43_2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bold" style:font-weight-asian="bold" style:text-underline-style="none" style:letter-kerning="true"/>
    </style:style>
    <style:style style:name="P4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bold" style:font-weight-asian="bold" style:text-underline-style="none" style:letter-kerning="true"/>
    </style:style>
    <style:style style:name="P4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4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47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4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4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0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1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2" style:family="paragraph" style:parent-style-name="Normal">
      <style:paragraph-properties fo:line-height="150%" fo:margin-bottom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2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3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3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4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4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5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6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6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7" style:family="paragraph" style:parent-style-name="Normal">
      <style:paragraph-properties fo:line-height="150%" fo:margin-bottom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7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8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8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59" style:family="paragraph" style:parent-style-name="Normal">
      <style:paragraph-properties fo:line-height="15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0" style:family="paragraph" style:parent-style-name="Normal">
      <style:paragraph-properties fo:text-indent="1.27cm"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0_1" style:family="text"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bold" style:font-weight-asian="bold" style:text-underline-style="none" style:letter-kerning="true"/>
    </style:style>
    <style:style style:name="P61" style:family="paragraph" style:parent-style-name="Normal">
      <style:paragraph-properties fo:text-indent="1.27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normal" style:font-weight-asian="normal" style:text-underline-style="none" style:letter-kerning="true"/>
    </style:style>
    <style:style style:name="P62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62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T62_2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3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4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64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5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65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6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66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7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8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68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69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69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0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1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71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2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3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73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4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5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75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6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7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77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8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</style:style>
    <style:style style:name="T78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79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80" style:family="paragraph" style:parent-style-name="Normal">
      <style:paragraph-properties fo:text-align="justify" fo:line-height="120%" fo:margin-bottom="0.212cm">
        <style:tab-stops>
          <style:tab-stop style:type="left" style:leader-style="none" style:position="1.27cm"/>
        </style:tab-stops>
      </style:paragraph-properties>
    </style:style>
    <style:style style:name="T80_1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T80_2" style:family="text"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81" style:family="paragraph" style:parent-style-name="Normal">
      <style:paragraph-properties fo:text-align="justify" fo:line-height="120%">
        <style:tab-stops>
          <style:tab-stop style:type="left" style:leader-style="none" style:position="1.27cm"/>
        </style:tab-stops>
      </style:paragraph-properties>
      <style:text-properties fo:letter-spacing="0cm" fo:font-style="normal" style:font-style-asian="normal" fo:color="#000000" style:font-name="Georgia" fo:font-size="11pt" style:font-size-asian="11pt" style:font-name-complex="Georgia" style:font-size-complex="12pt" fo:font-weight="normal" style:font-weight-asian="normal" style:text-underline-style="none" style:letter-kerning="true"/>
    </style:style>
    <style:style style:name="P82" style:family="paragraph" style:parent-style-name="Normal">
      <style:paragraph-properties fo:text-indent="1.27cm"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2_1" style:family="text">
      <style:text-properties fo:letter-spacing="0cm" fo:font-style="normal" style:font-style-asian="normal" fo:color="#000000" style:font-name="Verdana" fo:font-size="12pt" style:font-size-asian="12pt" style:font-name-complex="Verdana" style:font-size-complex="12pt" fo:font-weight="bold" style:font-weight-asian="bold" style:text-underline-style="none" style:letter-kerning="true"/>
    </style:style>
    <style:style style:name="S3" style:family="section" style:master-page-name="MasterPage2">
      <style:section-properties text:dont-balance-text-columns="false">
        <style:columns fo:column-count="0" fo:column-gap="1.27cm"/>
      </style:section-properties>
    </style:style>
    <style:style style:name="P83" style:family="paragraph" style:parent-style-name="Normal" style:master-page-name="MasterPage2">
      <style:paragraph-properties fo:margin-top="0.423cm" fo:keep-with-next="always" fo:keep-together="always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3_1" style:family="text">
      <style:text-properties fo:letter-spacing="0cm" fo:font-style="normal" style:font-style-asian="normal" fo:color="#000000" style:font-name="Verdana" fo:font-size="14pt" style:font-size-asian="14pt" style:font-name-complex="Verdana" style:font-size-complex="12pt" fo:font-weight="bold" style:font-weight-asian="bold" style:text-underline-style="none" style:letter-kerning="true"/>
    </style:style>
    <style:style style:name="S4" style:family="section" style:master-page-name="MasterPage3">
      <style:section-properties text:dont-balance-text-columns="false">
        <style:columns fo:column-count="0" fo:column-gap="1.27cm"/>
      </style:section-properties>
    </style:style>
    <style:style style:name="P84" style:family="paragraph" style:parent-style-name="Normal" style:master-page-name="MasterPage3">
      <style:paragraph-properties fo:margin-top="0.423cm" fo:margin-bottom="0.212cm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4_1" style:family="text">
      <style:text-properties fo:letter-spacing="0cm" fo:font-style="normal" style:font-style-asian="normal" fo:color="#000000" style:font-name="Verdana" fo:font-size="14pt" style:font-size-asian="14pt" style:font-name-complex="Verdana" style:font-size-complex="12pt" fo:font-weight="bold" style:font-weight-asian="bold" style:text-underline-style="none" style:letter-kerning="true"/>
    </style:style>
  </office:automatic-styles>
  <office:body>
    <office:text>
      <text:section text:style-name="S1" text:name="S1">
        <text:p text:style-name="P1"><text:bookmark-start text:name="Title"/><text:span text:style-name="T1_1">Lessons</text:span><text:bookmark-end text:name="Title"/><text:span text:style-name="T1_2"><text:s/>Learned<text:s/>From<text:s/>the<text:s/>Introduction<text:s/>of<text:s/>GM<text:s/>Crops</text:span></text:p>
        <text:p text:style-name="P2"><text:span text:style-name="T2_1">Relevance<text:s/>to<text:s/>Gene<text:s/>Drive<text:s/>Deployment</text:span></text:p>
        <text:p text:style-name="P3"><text:span text:style-name="T3_1">Hector<text:s/>Quemada</text:span></text:p>
        <text:p text:style-name="P4"><text:span text:style-name="T4_1">July<text:s/>12,<text:s/>2020</text:span></text:p>
        <text:p text:style-name="P5"/>
        <text:p text:style-name="P6"/>
        <text:p text:style-name="P7"><text:bookmark-start text:name="Abstract"/><text:span text:style-name="T7_1">Abstract</text:span><text:bookmark-end text:name="Abstract"/></text:p>
        <text:p text:style-name="P8"/>
        <text:p text:style-name="P9"/>
        <text:p text:style-name="P10"><text:span text:style-name="T10_1"><text:a xlink:type="simple" xlink:href="#Introduction"><text:bookmark-start text:name="Table_of_Contents"/><text:span text:style-name="T10_2">Introduction</text:span><text:bookmark-end text:name="Table_of_Contents"/></text:a></text:span><text:span text:style-name="T10_3"><text:tab/></text:span><text:span text:style-name="T10_4"><text:a xlink:type="simple" xlink:href="#Introduction"><text:bookmark-ref text:reference-format="page" text:ref-name="Introduction">1</text:bookmark-ref></text:a></text:span></text:p>
        <text:p text:style-name="P11"><text:span text:style-name="T11_1"><text:a xlink:type="simple" xlink:href="#GM_Crop_Status"><text:span text:style-name="T11_2">GM<text:s/>Crop<text:s/>Status</text:span></text:a></text:span><text:span text:style-name="T11_3"><text:tab/></text:span><text:span text:style-name="T11_4"><text:a xlink:type="simple" xlink:href="#GM_Crop_Status"><text:bookmark-ref text:reference-format="page" text:ref-name="GM_Crop_Status">2</text:bookmark-ref></text:a></text:span></text:p>
        <text:p text:style-name="P12"><text:span text:style-name="T12_1"><text:a xlink:type="simple" xlink:href="#Status_of_GMO_Crop_Deployment"><text:span text:style-name="T12_2">Status<text:s/>of<text:s/>GMO<text:s/>Crop<text:s/>Deployment</text:span></text:a></text:span><text:span text:style-name="T12_3"><text:tab/></text:span><text:span text:style-name="T12_4"><text:a xlink:type="simple" xlink:href="#Status_of_GMO_Crop_Deployment"><text:bookmark-ref text:reference-format="page" text:ref-name="Status_of_GMO_Crop_Deployment">2</text:bookmark-ref></text:a></text:span></text:p>
        <text:p text:style-name="P13"><text:span text:style-name="T13_1"><text:a xlink:type="simple" xlink:href="#Opposition_to_GM_Crops"><text:span text:style-name="T13_2">Opposition<text:s/>to<text:s/>GM<text:s/>Crops</text:span></text:a></text:span><text:span text:style-name="T13_3"><text:tab/></text:span><text:span text:style-name="T13_4"><text:a xlink:type="simple" xlink:href="#Opposition_to_GM_Crops"><text:bookmark-ref text:reference-format="page" text:ref-name="Opposition_to_GM_Crops">2</text:bookmark-ref></text:a></text:span></text:p>
        <text:p text:style-name="P14"><text:span text:style-name="T14_1"><text:a xlink:type="simple" xlink:href="#A_story_from_Africa"><text:span text:style-name="T14_2">A<text:s/>story<text:s/>from<text:s/>Africa</text:span></text:a></text:span><text:span text:style-name="T14_3"><text:tab/></text:span><text:span text:style-name="T14_4"><text:a xlink:type="simple" xlink:href="#A_story_from_Africa"><text:bookmark-ref text:reference-format="page" text:ref-name="A_story_from_Africa">3</text:bookmark-ref></text:a></text:span></text:p>
        <text:p text:style-name="P15"><text:span text:style-name="T15_1"><text:a xlink:type="simple" xlink:href="#The_case_of_opposition_to_GM_m"><text:span text:style-name="T15_2">The<text:s/>case<text:s/>of<text:s/>opposition<text:s/>to<text:s/>GM<text:s/>maize<text:s/>despite<text:s/>the<text:s/>need<text:s/>for<text:s/>food</text:span></text:a></text:span><text:span text:style-name="T15_3"><text:tab/></text:span><text:span text:style-name="T15_4"><text:a xlink:type="simple" xlink:href="#The_case_of_opposition_to_GM_m"><text:bookmark-ref text:reference-format="page" text:ref-name="The_case_of_opposition_to_GM_m">3</text:bookmark-ref></text:a></text:span></text:p>
        <text:p text:style-name="P16"><text:span text:style-name="T16_1"><text:a xlink:type="simple" xlink:href="#Huffman_2003"><text:span text:style-name="T16_2">Huffman<text:s/>2003</text:span></text:a></text:span><text:span text:style-name="T16_3"><text:tab/></text:span><text:span text:style-name="T16_4"><text:a xlink:type="simple" xlink:href="#Huffman_2003"><text:bookmark-ref text:reference-format="page" text:ref-name="Huffman_2003">3</text:bookmark-ref></text:a></text:span></text:p>
        <text:p text:style-name="P17"><text:span text:style-name="T17_1"><text:a xlink:type="simple" xlink:href="#European_Opposition"><text:span text:style-name="T17_2">European<text:s/>Opposition</text:span></text:a></text:span><text:span text:style-name="T17_3"><text:tab/></text:span><text:span text:style-name="T17_4"><text:a xlink:type="simple" xlink:href="#European_Opposition"><text:bookmark-ref text:reference-format="page" text:ref-name="European_Opposition">4</text:bookmark-ref></text:a></text:span></text:p>
        <text:p text:style-name="P18"><text:span text:style-name="T18_1">Experience<text:s/>of<text:s/>GM<text:s/>crop<text:s/>approvals<text:s/>in<text:s/>Europe</text:span><text:span text:style-name="T18_2"><text:tab/></text:span><text:span text:style-name="T18_3">?</text:span></text:p>
        <text:p text:style-name="P19"><text:span text:style-name="T19_1"><text:a xlink:type="simple" xlink:href="#_Burke_2004"><text:span text:style-name="T19_2">Burke,<text:s/>2004</text:span></text:a></text:span><text:span text:style-name="T19_3"><text:tab/></text:span><text:span text:style-name="T19_4"><text:a xlink:type="simple" xlink:href="#_Burke_2004"><text:bookmark-ref text:reference-format="page" text:ref-name="_Burke_2004">4</text:bookmark-ref></text:a></text:span></text:p>
        <text:p text:style-name="P20"><text:span text:style-name="T20_1"><text:a xlink:type="simple" xlink:href="#Zerbe"><text:span text:style-name="T20_2">Zerbe</text:span></text:a></text:span><text:span text:style-name="T20_3"><text:tab/></text:span><text:span text:style-name="T20_4"><text:a xlink:type="simple" xlink:href="#Zerbe"><text:bookmark-ref text:reference-format="page" text:ref-name="Zerbe">4</text:bookmark-ref></text:a></text:span></text:p>
        <text:p text:style-name="P21"><text:span text:style-name="T21_1"><text:a xlink:type="simple" xlink:href="#Opposition_Elsewhere"><text:span text:style-name="T21_2">Opposition<text:s/>Elsewhere</text:span></text:a></text:span><text:span text:style-name="T21_3"><text:tab/></text:span><text:span text:style-name="T21_4"><text:a xlink:type="simple" xlink:href="#Opposition_Elsewhere"><text:bookmark-ref text:reference-format="page" text:ref-name="Opposition_Elsewhere">4</text:bookmark-ref></text:a></text:span></text:p>
        <text:p text:style-name="P22"><text:span text:style-name="T22_1"><text:a xlink:type="simple" xlink:href="#Studies_on_GM_Crop_Acceptance"><text:span text:style-name="T22_2">Studies<text:s/>on<text:s/>GM<text:s/>Crop<text:s/>Acceptance</text:span></text:a></text:span><text:span text:style-name="T22_3"><text:tab/></text:span><text:span text:style-name="T22_4"><text:a xlink:type="simple" xlink:href="#Studies_on_GM_Crop_Acceptance"><text:bookmark-ref text:reference-format="page" text:ref-name="Studies_on_GM_Crop_Acceptance">5</text:bookmark-ref></text:a></text:span></text:p>
        <text:p text:style-name="P23"><text:span text:style-name="T23_1"><text:a xlink:type="simple" xlink:href="#Lessons_Learned"><text:span text:style-name="T23_2">Lessons<text:s/>Learned</text:span></text:a></text:span><text:span text:style-name="T23_3"><text:tab/></text:span><text:span text:style-name="T23_4"><text:a xlink:type="simple" xlink:href="#Lessons_Learned"><text:bookmark-ref text:reference-format="page" text:ref-name="Lessons_Learned">6</text:bookmark-ref></text:a></text:span></text:p>
        <text:p text:style-name="P24"/>
        <text:p text:style-name="P25"><text:bookmark-start text:name="Introduction"/><text:span text:style-name="T25_1">Introduction</text:span><text:bookmark-end text:name="Introduction"/></text:p>
      </text:section>
      <text:section text:style-name="S2" text:name="S2">
        <text:p text:style-name="P26"><text:bookmark-start text:name="GM_Crop_Status"/><text:span text:style-name="T26_1">GM<text:s/>Crop<text:s/>Status</text:span><text:bookmark-end text:name="GM_Crop_Status"/></text:p>
        <text:p text:style-name="P27"/>
        <text:p text:style-name="P28"><text:span text:style-name="T28_1">Crops<text:s/>that<text:s/>have<text:s/>been<text:s/>genetically<text:s/>engineered<text:s/>or<text:s/>genetically<text:s/>modified<text:s/>(GM)<text:s/>have<text:s/>been<text:s/>in<text:s/>commercial<text:s/>production<text:s/>for<text:s/>24<text:s/>years,<text:s/>since<text:s/>the<text:s/>planting<text:s/>of<text:s/>the<text:s/>first<text:s/>GM<text:s/>soybean<text:s/>crop<text:s/>in<text:s/>1996.<text:s/>As<text:s/>of<text:s/>2018,<text:s/>26<text:s/>countries<text:s/>grew<text:s/>192<text:s/>million<text:s/>hectares<text:s/>of<text:s/>GM<text:s/>crops,<text:s/>with<text:s/>the<text:s/>United<text:s/>States,<text:s/>Brazil,<text:s/>Argentina,<text:s/>Canada,<text:s/>and<text:s/>India<text:s/>growing<text:s/>the<text:s/>vast<text:s/>majority<text:s/>of<text:s/>that<text:s/>area.<text:s/>In<text:s/>addition<text:s/>to<text:s/>these<text:s/>countries,<text:s/>44<text:s/>are<text:s/>importing<text:s/>GM<text:s/>crop<text:s/>products<text:s/>({<text:s/>|<text:s/>ISAAA,<text:s/>2018<text:s/>|<text:s/>|<text:s/>|zu:5334702:QDQ4ENZ7}).<text:s/>In<text:s/>the<text:s/>United<text:s/>States,<text:s/>GM<text:s/>corn<text:s/>accounted<text:s/>for<text:s/>92%,<text:s/>GM<text:s/>soybeans<text:s/>94%,<text:s/>and<text:s/>GM<text:s/>cotton<text:s/>96%<text:s/>of<text:s/>the<text:s/>acreage<text:s text:c="2"/>planted<text:s/>in<text:s/>2020<text:s/></text:span><text:span text:style-name="T28_2"><text:note text:note-class="footnote"><text:note-citation/><text:note-body><text:p text:style-name="P29"><text:span text:style-name="T29_1"><text:s/></text:span><text:span text:style-name="T29_2"><text:a xlink:type="simple" xlink:href="https://www.ers.usda.gov/webdocs/DataFiles/47649/alltables.xls?v=6605.8"><text:span text:style-name="T29_3">https://www.ers.usda.gov/webdocs/DataFiles/47649/alltables.xls?v=6605.8</text:span></text:a></text:span></text:p></text:note-body></text:note></text:span><text:span text:style-name="T29_4">,</text:span><text:span text:style-name="T29_5"><text:note text:note-class="footnote"><text:note-citation/><text:note-body><text:p text:style-name="P30"><text:span text:style-name="T30_1"><text:s/></text:span><text:span text:style-name="T30_2"><text:a xlink:type="simple" xlink:href="https://www.ers.usda.gov/data-products/adoption-of-genetically-engineered-crops-in-the-us/recent-trends-in-ge-adoption"><text:span text:style-name="T30_3">https://www.ers.usda.gov/data-products/adoption-of-genetically-engineered-crops-in-the-us/recent-trends-in-ge-adoption</text:span></text:a></text:span></text:p></text:note-body></text:note></text:span><text:span text:style-name="T30_4">.</text:span></text:p>
        <text:p text:style-name="P31"><text:span text:style-name="T31_1">This<text:s/>level<text:s/>of<text:s/>adoption<text:s/>throughout<text:s/>the<text:s/>world<text:s/>has<text:s/>resulted<text:s/>in<text:s/>significant<text:s/>socio-economic,<text:s/>health<text:s/>and<text:s/>environmental<text:s/>benefits.<text:s/>In<text:s/>2018,<text:s/>farm<text:s/>income<text:s/>worldwide<text:s/>from<text:s/>GM<text:s/>crops<text:s/>was<text:s/>US$18.95<text:s/>billion,<text:s/>with<text:s/>a<text:s/>cumulative<text:s/>total<text:s/>income<text:s/>of<text:s/>US$<text:s/>225<text:s/>billion<text:s/>({<text:s/>|<text:s/>Brookes,<text:s/>&amp;<text:s/>Barfoot,<text:s/>2020<text:s/>|<text:s/>|<text:s/>|zu:5334702:2CQHPIIA}).<text:s/>The<text:s/>2018<text:s/>annual<text:s/>farm<text:s/>income<text:s/>is<text:s/>equivalent<text:s/>to<text:s/>the<text:s/>Gross<text:s/>Domestic<text:s/>Product<text:s/>of<text:s/>many<text:s/>African<text:s/>countries<text:s/></text:span><text:span text:style-name="T31_2"><text:note text:note-class="footnote"><text:note-citation/><text:note-body><text:p text:style-name="P32"><text:span text:style-name="T32_1"><text:s/></text:span><text:span text:style-name="T32_2"><text:a xlink:type="simple" xlink:href="https://data.worldbank.org/indicator/NY.GDP.MKTP.CD"><text:span text:style-name="T32_3">https://data.worldbank.org/indicator/NY.GDP.MKTP.CD</text:span></text:a></text:span></text:p></text:note-body></text:note></text:span><text:span text:style-name="T32_4">.<text:s/></text:span><text:bookmark-start text:name="Status_of_GMO_Crop_Deployment"/><text:span text:style-name="T32_5">Animal</text:span><text:bookmark-end text:name="Status_of_GMO_Crop_Deployment"/><text:span text:style-name="T32_6"><text:s/>and<text:s/>human<text:s/>health<text:s/>benefits<text:s/>were<text:s/>also<text:s/>realized,<text:s/>with<text:s/>the<text:s/>reduction<text:s/>in<text:s/>total<text:s/>active<text:s/>ingredient<text:s/>use<text:s/>of<text:s/>51.7<text:s/>million<text:s/>kgs<text:s/>({<text:s/>|<text:s/>Brookes,<text:s/>&amp;<text:s/>Barfoot,<text:s/>2020<text:s/>|<text:s/>|<text:s/>|zu:5334702:2CQHPIIA}).<text:s/>This<text:s/>reduction<text:s/>has<text:s/>direct<text:s/>benefits<text:s/>in<text:s/>terms<text:s/>of<text:s/>reducing<text:s/>farmer<text:s/>pesticide<text:s/>poisonings<text:s/>as<text:s/>has<text:s/>been<text:s/>reported<text:s/>for<text:s/>China,<text:s/>India,<text:s/>Pakistan<text:s/>and<text:s/>South<text:s/>Africa<text:s/>({<text:s/>|<text:s/>Smyth,<text:s/>2020<text:s/>|<text:s/>|and<text:s/>references<text:s/>therein|zu:5334702:CFXPFW3M}).<text:s/>For<text:s/>insect<text:s/>resistant<text:s/>maize,<text:s/>health<text:s/>benefits<text:s/>are<text:s/>also<text:s/>inferred<text:s/>by<text:s/>the<text:s/>reduction<text:s/>levels<text:s/>of<text:s/>mycotoxins,<text:s/>which<text:s/>are<text:s/>toxic—causing<text:s/>neural<text:s/>tube<text:s/>defects—and<text:s/>carcinogenic<text:s/>({<text:s/>|<text:s/>Smyth,<text:s/>2020<text:s/>|<text:s/>|<text:s/>|zu:5334702:CFXPFW3M}).<text:s/>These<text:s/>effects<text:s/>are<text:s/>particularly<text:s/>beneficial<text:s/>in<text:s/>those<text:s/>developing<text:s/>countries<text:s/>where<text:s/>maize<text:s/>is<text:s/>the<text:s/>staple<text:s/>food.<text:s/>Environmental<text:s/>benefits<text:s/>are<text:s/>also<text:s/>implied<text:s/>to<text:s/>be<text:s/>the<text:s/>result<text:s/>of<text:s/>reduction<text:s/>in<text:s/>pesticide<text:s/>use,<text:s/>through<text:s/>the<text:s/>known<text:s/>impacts<text:s/>of<text:s/>these<text:s/>pesticides<text:s/>on<text:s/>wildlife<text:s/>({<text:s/>|<text:s/>Brookes,<text:s/>&amp;<text:s/>Barfoot,<text:s/>2020<text:s/>|<text:s/>|<text:s/>|zu:5334702:2CQHPIIA}{<text:s/>|<text:s/>Siegrist,<text:s/>&amp;<text:s/>Hartmann,<text:s/>2020<text:s/>|<text:s/>|<text:s/>|zu:5334702:WCDRBP8C}).</text:span></text:p>
        <text:p text:style-name="P33"/>
        <text:p text:style-name="P34"/>
        <text:p text:style-name="P35"><text:bookmark-start text:name="Opposition_to_GM_Crops"/><text:span text:style-name="T35_1">Opposition<text:s/>to<text:s/>GM<text:s/>Crops</text:span><text:bookmark-end text:name="Opposition_to_GM_Crops"/></text:p>
        <text:p text:style-name="P36"/>
        <text:p text:style-name="P37"><text:bookmark-start text:name="Opposition_remains"/><text:span text:style-name="T37_1">Despite</text:span><text:bookmark-end text:name="Opposition_remains"/><text:span text:style-name="T37_2"><text:s/>these<text:s/>documented<text:s/>benefits<text:s/>to<text:s/>farmer<text:s/>income,<text:s/>health<text:s/>and<text:s/>the<text:s/>environment,<text:s/>opposition<text:s/>to<text:s/>GM<text:s/>crops<text:s/>remains<text:s/>strong<text:s/>in<text:s/>many<text:s/>parts<text:s/>of<text:s/>the<text:s/>world,<text:s/>in<text:s/>particular<text:s/>Europe<text:s/>({<text:s/>|<text:s/>ISAAA,<text:s/>2018<text:s/>|<text:s/>|<text:s/>|zu:5334702:QDQ4ENZ7}{<text:s/>|<text:s/>Zilberman,<text:s/>et<text:s/>al.,<text:s/>2013<text:s/>|<text:s/>|<text:s/>|zu:5334702:A5LLMP5T}),<text:s/>with<text:s/>its<text:s/>consequent<text:s/>impact<text:s/>on<text:s/>Africa<text:s/>({<text:s/>|<text:s/>Huffman,<text:s/>et<text:s/>al.,<text:s/>2003<text:s/>|<text:s/>|<text:s/>|zu:5334702:R3839H27}).<text:s/>Even<text:s/>in<text:s/>countries<text:s/>where<text:s/>there<text:s/>is<text:s/>widespread<text:s/>adoption<text:s/>by<text:s/>farmers,<text:s/>the<text:s/>consuming<text:s/>public<text:s/>remains<text:s/>divided<text:s/>over<text:s/>the<text:s/>safety<text:s/>or<text:s/>simply<text:s/>the<text:s/>overall<text:s/>acceptability<text:s/>of<text:s/>these<text:s/>products.<text:s/>The<text:s/>acceptance<text:s/>or<text:s/>rejection<text:s/>of<text:s/>GM<text:s/>crops<text:s/>by<text:s/>different<text:s/>populations<text:s/>has<text:s/>been<text:s/>studied<text:s/>extensively<text:s/>over<text:s/>the<text:s/>years.<text:s/>The<text:s/>lessons<text:s/>learned<text:s/>from<text:s/>the<text:s/>experience<text:s/>of<text:s/>deployment<text:s/>of<text:s/>GM<text:s/>crops<text:s/>could<text:s/>provide<text:s/>lessons<text:s/>for<text:s/>the<text:s/>development<text:s/>and<text:s/>deployment<text:s/>of<text:s/>gene<text:s/>drive<text:s/>technologies,<text:s/>which<text:s/>are<text:s/>currently<text:s/>receiving<text:s/>attention<text:s/>similar<text:s/>to<text:s/>that<text:s/>which<text:s/>was<text:s/>experienced<text:s/>by<text:s/>GM<text:s/>crops<text:s/>while<text:s/>they<text:s/>were<text:s/>being<text:s/>developed<text:s/>and<text:s/>when<text:s/>they<text:s/>were<text:s/>initially<text:s/>introduced.<text:s/>Interestingly,<text:s/>in<text:s/>the<text:s/>light<text:s/>of<text:s/>GM<text:s/>organisms<text:s/>containing<text:s/>gene<text:s/>drives,<text:s/>GM<text:s/>crops<text:s/>and<text:s/>other<text:s/>“traditional”<text:s/>transgenic<text:s/>products<text:s/>recently<text:s/>seem<text:s/>to<text:s/>be<text:s/>viewed<text:s/>in<text:s/>a<text:s/>more<text:s/>benign<text:s/>light,<text:s/>due<text:s/>to<text:s/>their<text:s/>familiarity,<text:s/>even<text:s/>by<text:s/>long-term<text:s/>opponents<text:s/>of<text:s/>GMOs.</text:span></text:p>
        <text:p text:style-name="P38"/>
        <text:p text:style-name="P39"><text:bookmark-start text:name="A_story_from_Africa"/><text:span text:style-name="T39_1">A<text:s/>story<text:s/>from<text:s/>Africa</text:span><text:bookmark-end text:name="A_story_from_Africa"/></text:p>
        <text:p text:style-name="P40"/>
        <text:p text:style-name="P41"><text:bookmark-start text:name="The_case_of_opposition_to_GM_m"/><text:span text:style-name="T41_1">In</text:span><text:bookmark-end text:name="The_case_of_opposition_to_GM_m"/><text:span text:style-name="T41_2"><text:s/>2002,<text:s/>Southern<text:s/>Africa<text:s/>(</text:span><text:span text:style-name="T41_3">Zambia,<text:s/>Mozambique,<text:s/>Malawi,<text:s/>Zimbabwe,<text:s/>Swaziland<text:s/>and<text:s/>Lesotho)</text:span><text:span text:style-name="T41_4"><text:s/>faced<text:s/>a<text:s/>food<text:s/>crisis<text:s/>({<text:s/>|<text:s/>Huffman,<text:s/>et<text:s/>al.,<text:s/>2003<text:s/>|<text:s/>|<text:s/>|zu:5334702:R3839H27},<text:s/>{<text:s/>|<text:s/>Zerbe,<text:s/>2004<text:s/>|<text:s/>|<text:s/>|zu:5334702:6NV9SJNL},{<text:s/>|<text:s/>Dorward,<text:s/>&amp;<text:s/>Kydd,<text:s/>2004<text:s/>|<text:s/>|<text:s/>|zu:5334702:VHXWK3TG}).<text:s/>More<text:s/>than<text:s/>15<text:s/>million<text:s/>people<text:s/>were<text:s/>“dangerously<text:s/>hungry”,<text:s/>and<text:s/>3<text:s/>million<text:s/>faced<text:s/>starvation<text:s/>due<text:s/>to<text:s/>a<text:s/>number<text:s/>of<text:s/>factors,<text:s/>including<text:s/>climate<text:s/>(leading<text:s/>to<text:s/>drought),<text:s/>HIV/AIDS,<text:s/>structural<text:s/>adjustment,<text:s/>debt,<text:s/>collapsing<text:s/>public<text:s/>services,<text:s/>and<text:s/>poor<text:s/>governance<text:s/>({<text:s/>|<text:s/>Huffman,<text:s/>et<text:s/>al.,<text:s/>2003<text:s/>|<text:s/>|<text:s/>|zu:5334702:R3839H27},<text:s/>{<text:s/>|<text:s/>Zerbe,<text:s/>2004<text:s/>|<text:s/>|<text:s/>|zu:5334702:6NV9SJNL}).<text:s/>Despite<text:s/>this<text:s/>crisis,<text:s/>these<text:s/>six<text:s/>nations<text:s/>rejected<text:s/>food<text:s/>aid<text:s/>in<text:s/>the<text:s/>form<text:s/>of<text:s/>maize<text:s/>(a<text:s/>staple<text:s/>crop<text:s/>in<text:s/>that<text:s/>region)<text:s/>because<text:s/>the<text:s/>maize,<text:s/>from<text:s/>the<text:s/>United<text:s/>States,<text:s/>was<text:s/>genetically<text:s/>modified<text:s/>(GM).</text:span></text:p>
        <text:p text:style-name="P42"/>
        <text:p text:style-name="P43"><text:bookmark-start text:name="Huffman_2003"/><text:span text:style-name="T43_1">Why</text:span><text:bookmark-end text:name="Huffman_2003"/><text:span text:style-name="T43_2"><text:s/>the<text:s/>resistance<text:s/>of<text:s/>Presidents<text:s/>of<text:s/>southern<text:s/>African<text:s/>countries<text:s/>to<text:s/>food<text:s/>aid<text:s/>in<text:s/>2002?</text:span></text:p>
        <text:p text:style-name="P44"/>
        <text:p text:style-name="P45"/>
        <text:p text:style-name="P46"><text:span text:style-name="T46_1">There<text:s/>was<text:s/>a<text:s/>food<text:s/>crisis<text:s/>in<text:s/>southern<text:s/>Africa<text:s/>2011-2003,<text:s/>due<text:s/>to<text:s/>drought<text:s/>and<text:s/>bad<text:s/>public<text:s/>policy.</text:span></text:p>
        <text:p text:style-name="P47"/>
        <text:p text:style-name="P48"><text:span text:style-name="T48_1">&gt;<text:s/>15<text:s/>million<text:s/>people<text:s/>were<text:s/>“dangerously<text:s/>hungry<text:s/>in<text:s/>Zambia,<text:s/>Mozambique,<text:s/>Malawi,<text:s/>Zimbabwe,<text:s/>Swaziland<text:s/>and<text:s/>Lesotho.<text:s/>Up<text:s/>to<text:s/>3<text:s/>million<text:s/>people<text:s/>faced<text:s/>starvation.</text:span></text:p>
        <text:p text:style-name="P49"/>
        <text:p text:style-name="P50"><text:span text:style-name="T50_1">Maize<text:s/>is<text:s/>the<text:s/>staple.</text:span></text:p>
        <text:p text:style-name="P51"/>
        <text:p text:style-name="P52"><text:span text:style-name="T52_1">In<text:s/>the<text:s/>summer<text:s/>of<text:s/>2002,<text:s/>despite<text:s/>their<text:s/>need<text:s/>for<text:s/>food<text:s/>aid,<text:s/>these<text:s/>six<text:s/>nations<text:s/>rejected<text:s/>food<text:s/>aid.</text:span></text:p>
        <text:p text:style-name="P53"><text:span text:style-name="T53_1">September<text:s/>2002:<text:s/>WHO<text:s/>convinced<text:s/>Lesotho,<text:s/>Malawi,<text:s/>and<text:s/>Swaziland<text:s/>to<text:s/>accept<text:s/>grain,<text:s/>but<text:s/>Zimbabwe<text:s/>and<text:s/>Mozambique<text:s/>required<text:s/>milling<text:s/>of<text:s/>GM-containing<text:s/>grain<text:s/>before<text:s/>import.<text:s/></text:span></text:p>
        <text:p text:style-name="P54"><text:span text:style-name="T54_1">The<text:s/>governments<text:s/>refused<text:s/>GM<text:s/>corn<text:s/>because<text:s/>they<text:s/>feared<text:s/>Europe<text:s/>would<text:s/>ban<text:s/>their<text:s/>agricultural<text:s/>exports<text:s/>if<text:s/>they<text:s/>became<text:s/>contaminated<text:s/>with<text:s/>transgenic<text:s/>materials<text:s/>from<text:s/>Bt<text:s/>corn.</text:span></text:p>
        <text:p text:style-name="P55"/>
        <text:p text:style-name="P56"><text:span text:style-name="T56_1">Authors’<text:s/>thesis:</text:span></text:p>
        <text:p text:style-name="P57"><text:span text:style-name="T57_1">1.<text:s/>NGOs<text:s/>let<text:s/>by<text:s/>Greenpeace<text:s/>and<text:s/>Friends<text:s/>of<text:s/>the<text:s/>Earth<text:s/>are<text:s/>disseminating<text:s/>information<text:s/>claiming<text:s/>that<text:s/>GM<text:s/>foods<text:s/>are<text:s/>dangerous<text:s/>to<text:s/>human<text:s/>health<text:s/>and<text:s/>are<text:s/>“Frankenfoods.”<text:s/></text:span></text:p>
        <text:p text:style-name="P58"><text:span text:style-name="T58_1">2.<text:s/>People<text:s/>in<text:s/>European<text:s/>Union<text:s/>countries,<text:s/>who<text:s/>are<text:s/>not<text:s/>in<text:s/>any<text:s/>danger<text:s/>of<text:s/>starvation,<text:s/>have<text:s/>strong<text:s/>preferences<text:s/>for<text:s/>non-GM<text:s/>foods,<text:s/>which<text:s/>they<text:s/>can<text:s/>easily<text:s/>afford.<text:s/></text:span></text:p>
        <text:p text:style-name="P59"/>
        <text:p text:style-name="P60"><text:bookmark-start text:name="European_Opposition"/><text:span text:style-name="T60_1">European<text:s/>Opposition</text:span><text:bookmark-end text:name="European_Opposition"/></text:p>
        <text:p text:style-name="P61"/>
        <text:p text:style-name="P62"><text:bookmark-start text:name="_Burke_2004"/><text:span text:style-name="T62_1">GM</text:span><text:bookmark-end text:name="_Burke_2004"/><text:span text:style-name="T62_2"><text:s/>Science<text:s/>Review,<text:s/>2004</text:span></text:p>
        <text:p text:style-name="P63"/>
        <text:p text:style-name="P64"><text:span text:style-name="T64_1">By<text:s/>2004,<text:s/>GM<text:s/>crops<text:s/>were<text:s/>grown<text:s/>extensively<text:s/>in<text:s/>North<text:s/>and<text:s/>South<text:s/>America,</text:span></text:p>
        <text:p text:style-name="P65"><text:span text:style-name="T65_1">and<text:s/>in<text:s/>China,</text:span></text:p>
        <text:p text:style-name="P66"><text:span text:style-name="T66_1">but<text:s/>not<text:s/>in<text:s/>Europe.</text:span></text:p>
        <text:p text:style-name="P67"/>
        <text:p text:style-name="P68"><text:span text:style-name="T68_1">The<text:s/>British<text:s/>government<text:s/>went<text:s/>to<text:s/>great<text:s/>lengths<text:s/>to<text:s/>provide<text:s/>scientific<text:s/>and<text:s/>ethical<text:s/>support<text:s/>for<text:s/>growing<text:s/>GM<text:s/>crops.</text:span></text:p>
        <text:p text:style-name="P69"><text:span text:style-name="T69_1">However,<text:s/>this<text:s/>did<text:s/>not<text:s/>sway<text:s/>public<text:s/>opinion.</text:span></text:p>
        <text:p text:style-name="P70"/>
        <text:p text:style-name="P71"><text:span text:style-name="T71_1">Scientists<text:s/>did<text:s/>not<text:s/>realize<text:s/>that<text:s/>the<text:s/>public<text:s/>views<text:s/>risk<text:s/>very<text:s/>differently<text:s/>from<text:s/>them.</text:span></text:p>
        <text:p text:style-name="P72"/>
        <text:p text:style-name="P73"><text:span text:style-name="T73_1">NGOs<text:s/>have<text:s/>also<text:s/>been<text:s/>very<text:s/>skillful<text:s/>about<text:s/>their<text:s/>messaging.</text:span></text:p>
        <text:p text:style-name="P74"/>
        <text:p text:style-name="P75"><text:span text:style-name="T75_1">The<text:s/>benefits<text:s/>of<text:s/>the<text:s/>technology<text:s/>were<text:s/>not<text:s/>obvious<text:s/>to<text:s/>the<text:s/>average<text:s/>consumer.</text:span></text:p>
        <text:p text:style-name="P76"/>
        <text:p text:style-name="P77"><text:span text:style-name="T77_1">Since<text:s/>there<text:s/>was<text:s/>not<text:s/>compelling<text:s/>reason<text:s/>to<text:s/>support<text:s/>the<text:s/>technology,</text:span></text:p>
        <text:p text:style-name="P78"><text:span text:style-name="T78_1">the<text:s/>easiest<text:s/>course<text:s/>of<text:s/>action<text:s/>was<text:s/>to<text:s/>be<text:s/>precautionary.</text:span></text:p>
        <text:p text:style-name="P79"/>
        <text:p text:style-name="P80"><text:bookmark-start text:name="Zerbe"/><text:span text:style-name="T80_1">Zerbe</text:span><text:bookmark-end text:name="Zerbe"/><text:span text:style-name="T80_2"><text:s/>({<text:s/>|-Zerbe,<text:s/>2004<text:s/>|<text:s/>|<text:s/>|zu:5334702:6NV9SJNL})<text:s/>argued<text:s/>that<text:s/>food<text:s/>aid<text:s/>was<text:s/>a<text:s/>tool<text:s/>to<text:s/>promote<text:s/>biotechnology<text:s/>in<text:s/>Southern<text:s/>Africa,<text:s/>and<text:s/>thereby<text:s/>advance<text:s/>interests<text:s/>of<text:s/>multinational<text:s/>corporations<text:s/>in<text:s/>the<text:s/>region,<text:s/>undermine<text:s/>local<text:s/>production<text:s/>and<text:s/>result<text:s/>in<text:s/>further<text:s/>food<text:s/>insecurity.</text:span></text:p>
        <text:p text:style-name="P81"/>
        <text:p text:style-name="P82"><text:bookmark-start text:name="Opposition_Elsewhere"/><text:span text:style-name="T82_1">Opposition<text:s/>Elsewhere</text:span><text:bookmark-end text:name="Opposition_Elsewhere"/></text:p>
      </text:section>
      <text:section text:style-name="S3" text:name="S3">
        <text:p text:style-name="P83"><text:bookmark-start text:name="Studies_on_GM_Crop_Acceptance"/><text:span text:style-name="T83_1">Studies<text:s/>on<text:s/>GM<text:s/>Crop<text:s/>Acceptance</text:span><text:bookmark-end text:name="Studies_on_GM_Crop_Acceptance"/></text:p>
      </text:section>
      <text:section text:style-name="S4" text:name="S4">
        <text:p text:style-name="P84"><text:bookmark-start text:name="Lessons_Learned"/><text:span text:style-name="T84_1">Lessons<text:s/>Learned</text:span><text:bookmark-end text:name="Lessons_Learned"/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Georgia" svg:font-family="Georgia"/>
    <style:font-face style:name="Verdana" svg:font-family="Verdana"/>
    <style:font-face style:name="Helvetica" svg:font-family="Helvetica" style:font-family-generic="swiss"/>
    <style:font-face style:name="Calibri" svg:font-family="Calibri"/>
    <style:font-face style:name="Cambria" svg:font-family="Cambria"/>
  </office:font-face-decls>
  <office:styles>
    <style:default-style style:family="paragraph">
      <style:paragraph-properties style:tab-stop-distance="1.27cm"/>
      <style:text-properties style:use-window-font-color="true" style:font-name="Calibri" fo:font-size="10pt" style:font-name-asian="TimesNewRomanPSMT" style:font-size-asian="10pt" style:font-name-complex="Times New Roman" style:font-size-complex="10pt" fo:language="en" fo:language-asian="en" fo:language-complex="ar" fo:country="US" fo:country-asian="US" fo:country-complex="SA" fo:hyphenate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itle" style:family="paragraph">
      <style:paragraph-properties style:text-autospace="none" fo:text-align="center" fo:margin-top="0.423cm" fo:margin-bottom="0.212cm"/>
      <style:text-properties fo:color="#000000" fo:font-size="14pt" style:font-size-asian="14pt" style:font-size-complex="14pt" fo:font-weight="bold" style:font-weight-asian="bold"/>
    </style:style>
    <style:style style:name="Subtitle" style:family="paragraph">
      <style:paragraph-properties style:text-autospace="none" fo:text-align="center" fo:margin-top="0.106cm" fo:margin-bottom="0.212cm"/>
      <style:text-properties fo:color="#000000" fo:font-size="14pt" style:font-size-asian="14pt" style:font-size-complex="14pt"/>
    </style:style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1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MasterPage3">
      <style:text-properties style:font-name="TimesNewRomanPSMT" fo:font-size="12pt" style:font-size-asian="12pt" style:font-name-complex="TimesNewRomanPSMT" style:font-size-complex="12pt"/>
    </style:style>
    <style:style style:name="P2" style:family="paragraph" style:parent-style-name="Normal">
      <style:paragraph-properties fo:text-align="center"/>
    </style:style>
    <style:style style:name="T2_1" style:family="text">
      <style:text-properties style:font-name="Helvetica" fo:font-size="12pt" style:font-size-asian="12pt" style:font-name-complex="Helvetica" style:font-size-complex="12pt"/>
    </style:style>
    <style:page-layout style:name="pm2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3" style:family="paragraph" style:parent-style-name="Normal">
      <style:text-properties style:font-name="TimesNewRomanPSMT" fo:font-size="12pt" style:font-size-asian="12pt" style:font-name-complex="TimesNewRomanPSMT" style:font-size-complex="12pt"/>
    </style:style>
    <style:style style:name="P4" style:family="paragraph" style:parent-style-name="Normal">
      <style:paragraph-properties fo:text-align="center"/>
    </style:style>
    <style:style style:name="T4_1" style:family="text">
      <style:text-properties style:font-name="Helvetica" fo:font-size="12pt" style:font-size-asian="12pt" style:font-name-complex="Helvetica" style:font-size-complex="12pt"/>
    </style:style>
    <style:page-layout style:name="pm3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5" style:family="paragraph" style:parent-style-name="Normal">
      <style:text-properties style:font-name="TimesNewRomanPSMT" fo:font-size="12pt" style:font-size-asian="12pt" style:font-name-complex="TimesNewRomanPSMT" style:font-size-complex="12pt"/>
    </style:style>
    <style:style style:name="P6" style:family="paragraph" style:parent-style-name="Normal">
      <style:paragraph-properties fo:text-align="center"/>
    </style:style>
    <style:style style:name="T6_1" style:family="text">
      <style:text-properties style:font-name="Helvetica" fo:font-size="12pt" style:font-size-asian="12pt" style:font-name-complex="Helvetica" style:font-size-complex="12pt"/>
    </style:style>
    <style:page-layout style:name="pm4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7" style:family="paragraph" style:parent-style-name="Normal">
      <style:text-properties style:font-name="TimesNewRomanPSMT" fo:font-size="12pt" style:font-size-asian="12pt" style:font-name-complex="TimesNewRomanPSMT" style:font-size-complex="12pt"/>
    </style:style>
    <style:style style:name="P8" style:family="paragraph" style:parent-style-name="Normal">
      <style:paragraph-properties fo:text-align="center"/>
    </style:style>
    <style:style style:name="T8_1" style:family="text">
      <style:text-properties style:font-name="Helvetica" fo:font-size="12pt" style:font-size-asian="12pt" style:font-name-complex="Helvetica" style:font-size-complex="12pt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<text:page-number text:select-page="current"/></text:span></text:p>
      </style:footer>
    </style:master-page>
    <style:master-page style:name="MasterPage1" style:page-layout-name="pm2">
      <style:header>
        <text:p text:style-name="P3"/>
      </style:header>
      <style:footer>
        <text:p text:style-name="P4"><text:span text:style-name="T4_1"><text:page-number text:select-page="current"/></text:span></text:p>
      </style:footer>
    </style:master-page>
    <style:master-page style:name="MasterPage2" style:page-layout-name="pm3">
      <style:header>
        <text:p text:style-name="P5"/>
      </style:header>
      <style:footer>
        <text:p text:style-name="P6"><text:span text:style-name="T6_1"><text:page-number text:select-page="current"/></text:span></text:p>
      </style:footer>
    </style:master-page>
    <style:master-page style:name="MasterPage3" style:page-layout-name="pm4">
      <style:header>
        <text:p text:style-name="P7"/>
      </style:header>
      <style:footer>
        <text:p text:style-name="P8"><text:span text:style-name="T8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8.10</meta:generator>
    <dc:title>Untitled</dc:title>
    <meta:initial-creator>Hector Quemada</meta:initial-creator>
    <meta:creation-date>2020-07-24T17:06:38</meta:creation-date>
    <dc:creator/>
    <dc:date>2020-07-24T17:06:38</dc:date>
    <meta:editing-cycles>0</meta:editing-cycles>
    <meta:document-statistic meta:page-count="6" meta:paragraph-count="0" meta:row-count="0" meta:word-count="0" meta:character-count="0" meta:non-whitespace-character-count="0"/>
  </office:meta>
</office:document-meta>
</file>